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EntryObjectModelProvider.ge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EntryObjectModelProvider.getRoo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tryObjectModelProvider.setRootScope( Scriptable roo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tryObjectModelProvid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